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6D000001547CC4BC7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ROR AL CARGAR FLIGHTS EN DB, ejercicio US flights.</text:p>
      <text:p text:style-name="Standard"/>
      <text:p text:style-name="Standard"/>
      <text:p text:style-name="Standard"><draw:frame draw:style-name="fr1" draw:name="gráficos1" text:anchor-type="paragraph" svg:width="25.7cm" svg:height="7.712cm" draw:z-index="0"><draw:image xlink:href="Pictures/100000000000046D000001547CC4BC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avi Jan</meta:initial-creator>
    <meta:creation-date>2019-03-26T12:03:53.46</meta:creation-date>
    <meta:document-statistic meta:table-count="0" meta:image-count="1" meta:object-count="0" meta:page-count="1" meta:paragraph-count="1" meta:word-count="9" meta:character-count="52"/>
    <dc:date>2019-03-26T12:06:17.34</dc:date>
    <dc:creator>Xavi Jan</dc:creator>
    <meta:editing-duration>PT2M24S</meta:editing-duration>
    <meta:editing-cycles>1</meta:editing-cycles>
    <meta:generator>OpenOffice/4.1.3$Win32 OpenOffice.org_project/413m1$Build-9783</meta:generator>
  </office:meta>
</office:document-meta>
</file>